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/>
    <style:font-face style:name="Times New Roman1" svg:font-family="'Times New Roman1'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2.09cm"/>
    </style:style>
    <style:style style:name="co3" style:family="table-column">
      <style:table-column-properties fo:break-before="auto" style:column-width="1.72cm"/>
    </style:style>
    <style:style style:name="ro1" style:family="table-row">
      <style:table-row-properties style:row-height="1.6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6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ce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4pt" style:font-name-asian="Times New Roman" style:font-size-asian="14pt" style:font-name-complex="Times New Roman" style:font-size-complex="14pt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4pt" style:font-name-asian="Times New Roman" style:font-size-asian="14pt" style:font-name-complex="Times New Roman" style:font-size-complex="14pt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style-name="ce8" office:value-type="string" calcext:value-type="string">
            <text:p>Индекс</text:p>
          </table:table-cell>
          <table:table-cell table:style-name="ce11" office:value-type="string" calcext:value-type="string">
            <text:p>Издание (переплёт)</text:p>
          </table:table-cell>
          <table:table-cell table:number-columns-repeated="16382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мягкий</text:p>
          </table:table-cell>
          <table:table-cell table:number-columns-repeated="16382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твёрдый</text:p>
          </table:table-cell>
          <table:table-cell table:number-columns-repeated="16382"/>
        </table:table-row>
        <table:table-row table:style-name="ro3" table:number-rows-repeated="104857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/>
    <style:font-face style:name="Times New Roman1" svg:font-family="'Times New Roman1'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.00.0000</text:date>, <text:time style:data-style-name="N2" text:time-value="20:09:36.444596309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3.2$MacOSX_X86_64 LibreOffice_project/29d686fea9f6705b262d369fede658f824154cc0</meta:generator>
    <meta:initial-creator>Microsoft Office User</meta:initial-creator>
    <meta:creation-date>2023-11-29T17:07:00Z</meta:creation-date>
    <dc:date>2023-11-29T20:09:45.432579285</dc:date>
    <meta:editing-duration>PT1M5S</meta:editing-duration>
    <meta:editing-cycles>2</meta:editing-cycles>
    <meta:document-statistic meta:table-count="1" meta:cell-count="6" meta:object-count="0"/>
  </office:meta>
</office:document-meta>
</file>